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99"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99cc99" fo:border="0.06pt solid #000000"/>
      <style:text-properties style:font-name="Liberation Sans" fo:font-size="12pt" style:font-name-asian="Droid Sans Fallback" style:font-size-asian="12pt" style:font-name-complex="FreeSans" style:font-size-complex="12pt"/>
    </style:style>
    <style:style style:name="ce5" style:family="table-cell" style:parent-style-name="Default">
      <style:table-cell-properties fo:background-color="#99cc99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cfe7f5" fo:border="0.06pt solid #000000"/>
      <style:text-properties fo:font-size="12pt" style:font-size-asian="12pt" style:font-size-complex="12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Unities</text:p>
          </table:table-cell>
          <table:table-cell/>
          <table:table-cell>
            <office:annotation office:display="true" draw:style-name="gr1" draw:text-style-name="P2" svg:width="2.7846in" svg:height="1.0122in" svg:x="6.9039in" svg:y="0in" draw:caption-point-x="-0.2402in" draw:caption-point-y="0.0039in">
              <dc:date>2014-10-15T00:00:00</dc:date>
              <text:p text:style-name="P1"><text:span text:style-name="T1">Please insert your own :</text:span></text:p>
              <text:p text:style-name="P1"><text:span text:style-name="T1">-weight</text:span></text:p>
              <text:p text:style-name="P1"><text:span text:style-name="T1">-motor efficiency ratio</text:span></text:p>
              <text:p text:style-name="P1"><text:span text:style-name="T1">-device consumption (excepted motors)</text:span></text:p>
              <text:p text:style-name="P1"><text:span text:style-name="T1">-voltage</text:span></text:p>
              <text:p text:style-name="P1"><text:span text:style-name="T1">-battery capacity</text:span></text:p>
            </office:annotation>
          </table:table-cell>
        </table:table-row>
        <table:table-row table:style-name="ro2">
          <table:table-cell office:value-type="string" calcext:value-type="string">
            <text:p>Weigh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peller leng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 required</text:p>
          </table:table-cell>
          <table:table-cell table:style-name="ce4" table:formula="of:=SQRT(POWER(([.B2]*0.001*9.81);3)/(0.5*1.225*PI()*POWER([.B3]*0.001;2)))" office:value-type="float" office:value="18.4584097368097" calcext:value-type="float">
            <text:p>18.4584097368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 required per motor</text:p>
          </table:table-cell>
          <table:table-cell table:style-name="ce5" table:formula="of:=[.B4]/4" office:value-type="float" office:value="4.61460243420244" calcext:value-type="float">
            <text:p>4.6146024342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or efficiency ratio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tage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quired current per motor</text:p>
          </table:table-cell>
          <table:table-cell table:style-name="ce5" table:formula="of:=[.B5]/([.B7]*[.B6])*1000" office:value-type="float" office:value="890.849890772671" calcext:value-type="float">
            <text:p>890.8498907727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quired current by others component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apacit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ne Autonomy</text:p>
          </table:table-cell>
          <table:table-cell table:style-name="ce5" table:formula="of:=[.B10]/([.B9]+[.B8]*4)*60" office:value-type="float" office:value="21.1531185230771" calcext:value-type="float">
            <text:p>21.1531185231</text:p>
          </table:table-cell>
          <table:table-cell office:value-type="string" calcext:value-type="string">
            <text:p>minut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9:33:37.371469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3:44:57.149864499</meta:creation-date>
    <meta:generator>LibreOffice/4.2.6.3$Linux_X86_64 LibreOffice_project/420m0$Build-3</meta:generator>
    <dc:date>2014-10-15T19:37:38.366162968</dc:date>
    <meta:editing-duration>PT1H35M</meta:editing-duration>
    <meta:editing-cycles>8</meta:editing-cycles>
    <meta:document-statistic meta:table-count="1" meta:cell-count="32" meta:object-count="0"/>
  </office:meta>
</office:document-meta>
</file>